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069cm" svg:height="0.962cm" svg:x="0.935cm" svg:y="3.435cm">
          <draw:text-box>
            <text:p>a)</text:p>
          </draw:text-box>
        </draw:frame>
        <draw:frame draw:style-name="gr2" draw:layer="layout" svg:width="1.069cm" svg:height="0.962cm" svg:x="13.176cm" svg:y="3.539cm">
          <draw:text-box>
            <text:p>b)</text:p>
          </draw:text-box>
        </draw:frame>
        <draw:g>
          <draw:line draw:style-name="gr3" draw:text-style-name="P1" draw:layer="layout" svg:x1="4.035cm" svg:y1="5.035cm" svg:x2="4.035cm" svg:y2="11.935cm">
            <text:p/>
          </draw:line>
          <draw:line draw:style-name="gr3" draw:text-style-name="P1" draw:layer="layout" svg:x1="9.935cm" svg:y1="11.135cm" svg:x2="3.035cm" svg:y2="11.135cm">
            <text:p/>
          </draw:line>
          <draw:frame draw:style-name="gr1" draw:layer="layout" svg:width="1.162cm" svg:height="0.962cm" svg:x="9.773cm" svg:y="10.635cm">
            <draw:text-box>
              <text:p>x1</text:p>
            </draw:text-box>
          </draw:frame>
          <draw:frame draw:style-name="gr1" draw:layer="layout" svg:width="1.162cm" svg:height="0.962cm" svg:x="3.535cm" svg:y="4.135cm">
            <draw:text-box>
              <text:p>x2</text:p>
            </draw:text-box>
          </draw:frame>
          <draw:frame draw:style-name="gr2" draw:layer="layout" svg:width="0.858cm" svg:height="0.962cm" svg:x="8.235cm" svg:y="11.235cm">
            <draw:text-box>
              <text:p>1</text:p>
            </draw:text-box>
          </draw:frame>
          <draw:frame draw:style-name="gr1" draw:layer="layout" svg:width="0.858cm" svg:height="0.962cm" svg:x="3.035cm" svg:y="6.035cm">
            <draw:text-box>
              <text:p>1</text:p>
            </draw:text-box>
          </draw:frame>
          <draw:frame draw:style-name="gr1" draw:layer="layout" svg:width="0.858cm" svg:height="0.962cm" svg:x="3.135cm" svg:y="11.135cm">
            <draw:text-box>
              <text:p>0</text:p>
            </draw:text-box>
          </draw:frame>
          <draw:custom-shape draw:style-name="gr4" draw:text-style-name="P1" draw:layer="layout" svg:width="0.8cm" svg:height="0.8cm" svg:x="3.735cm" svg:y="6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8cm" svg:height="0.8cm" svg:x="8.335cm" svg:y="10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8cm" svg:height="0.8cm" svg:x="7.735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8cm" svg:height="0.8cm" svg:x="3.735cm" svg:y="10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2.135cm" svg:y1="6.035cm" svg:x2="8.935cm" svg:y2="12.835cm">
            <text:p/>
          </draw:line>
        </draw:g>
        <draw:line draw:style-name="gr3" draw:text-style-name="P1" draw:layer="layout" svg:x1="16.36cm" svg:y1="5.06cm" svg:x2="16.36cm" svg:y2="11.96cm">
          <text:p/>
        </draw:line>
        <draw:line draw:style-name="gr3" draw:text-style-name="P1" draw:layer="layout" svg:x1="22.26cm" svg:y1="11.16cm" svg:x2="15.36cm" svg:y2="11.16cm">
          <text:p/>
        </draw:line>
        <draw:frame draw:style-name="gr1" draw:layer="layout" svg:width="1.162cm" svg:height="0.962cm" svg:x="22.098cm" svg:y="10.66cm">
          <draw:text-box>
            <text:p>x1</text:p>
          </draw:text-box>
        </draw:frame>
        <draw:frame draw:style-name="gr1" draw:layer="layout" svg:width="1.162cm" svg:height="0.962cm" svg:x="15.86cm" svg:y="4.16cm">
          <draw:text-box>
            <text:p>x2</text:p>
          </draw:text-box>
        </draw:frame>
        <draw:frame draw:style-name="gr2" draw:layer="layout" svg:width="0.858cm" svg:height="0.962cm" svg:x="20.56cm" svg:y="11.26cm">
          <draw:text-box>
            <text:p>1</text:p>
          </draw:text-box>
        </draw:frame>
        <draw:frame draw:style-name="gr1" draw:layer="layout" svg:width="0.858cm" svg:height="0.962cm" svg:x="15.36cm" svg:y="6.06cm">
          <draw:text-box>
            <text:p>1</text:p>
          </draw:text-box>
        </draw:frame>
        <draw:frame draw:style-name="gr1" draw:layer="layout" svg:width="0.858cm" svg:height="0.962cm" svg:x="15.46cm" svg:y="11.16cm">
          <draw:text-box>
            <text:p>0</text:p>
          </draw:text-box>
        </draw:frame>
        <draw:custom-shape draw:style-name="gr4" draw:text-style-name="P1" draw:layer="layout" svg:width="0.8cm" svg:height="0.8cm" svg:x="16.06cm" svg:y="6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cm" svg:height="0.8cm" svg:x="20.66cm" svg:y="10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20.06cm" svg:y="6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16.06cm" svg:y="10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64cm" fo:margin-left="0.635cm" fo:margin-right="0.67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0:31:36.653177664</meta:creation-date>
    <dc:date>2014-07-09T10:41:37.617302612</dc:date>
    <meta:editing-duration>P0D</meta:editing-duration>
    <meta:editing-cycles>1</meta:editing-cycles>
    <meta:document-statistic meta:object-count="26"/>
    <meta:generator>LibreOffice/4.2.4.2$Linux_X86_64 LibreOffice_project/420m0$Build-2</meta:generator>
  </office:meta>
</office:document-meta>
</file>